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//schermata userprofile</text:p>
      <text:p text:style-name="Standard"/>
      <text:p text:style-name="Standard">1.1</text:p>
      <text:p text:style-name="Standard"/>
      <text:p text:style-name="Standard">1.1.1 E' intuitivo verificare che sono nella schermata del'utente, in quanto vi è l'immagine del profilo e alcuni dati anagrafici in evidenza</text:p>
      <text:p text:style-name="Standard"/>
      <text:p text:style-name="Standard">1.1.2<text:s/>Da<text:s/>qui è possibile andare in diverse direzioni -incrementabili in base al numero di post ai quali l'utente è iscritto-("settings ", "new post" , , “notifiche” "new publication", "publications" ,"posts", "follower", "followed", e svariati gruppi <text:s/>)</text:p>
      <text:p text:style-name="Standard"/>
      <text:p text:style-name="Standard">1.1.3 I bottoni è i link in ìmportanti sono visibili senza scrolling, essa infatti non è presente.</text:p>
      <text:p text:style-name="Standard"/>
      <text:p text:style-name="Standard">1.2</text:p>
      <text:p text:style-name="Standard"/>
      <text:p text:style-name="Standard">1.2.1 Vedo un'immagine profilo e dei dati anagrafic<text:s/>, una lista di gruppi e dei bottoni</text:p>
      <text:p text:style-name="Standard">1.2.2<text:s/>Sì, mostrare il profilo dell'utente</text:p>
      <text:p text:style-name="Standard">1.2.3 Sì, sono sotto la navbar</text:p>
      <text:p text:style-name="Standard">1.2.4 Sì, la struttura è chiara</text:p>
      <text:p text:style-name="Standard">1.2.5 No, non vi è autore</text:p>
      <text:p text:style-name="Standard">1.2.6. Sì, contenuti evidenziati anche nella homepage</text:p>
      <text:p text:style-name="Standard"/>
      <text:p text:style-name="Standard">1.3</text:p>
      <text:p text:style-name="Standard"/>
      <text:p text:style-name="Standard">1.3.1 Il testo è a me molto chiaro</text:p>
      <text:p text:style-name="Standard">1.3.2 Sì, link è pulsanti evidenziati chiaramente</text:p>
      <text:p text:style-name="Standard">1.3.3. Sì</text:p>
      <text:p text:style-name="Standard"/>
      <text:p text:style-name="Standard">2.1</text:p>
      <text:p text:style-name="Standard"/>
      <text:p text:style-name="Standard">2.1.1Sì, le etichette sono<text:s/>appropriate</text:p>
      <text:p text:style-name="Standard">2.2.2 Sì, le etichette sono appropriate</text:p>
      <text:p text:style-name="Standard"/>
      <text:p text:style-name="Standard">2.2</text:p>
      <text:p text:style-name="Standard"/>
      <text:p text:style-name="Standard">2.2.1 Sì, Il linguaggio è appropriato per gli utenti che utilizzano il sito</text:p>
      <text:p text:style-name="Standard">2.2.2 No,non sono presenti informazioni temporali</text:p>
      <text:p text:style-name="Standard">2.2.3 <text:s/>No, non sono mostrati gli autori</text:p>
      <text:p text:style-name="Standard"/>
      <text:p text:style-name="Standard">3.1</text:p>
      <text:p text:style-name="Standard"/>
      <text:p text:style-name="Standard">3.1.1 No, non viene evitata l’introduzione in Flash</text:p>
      <text:p text:style-name="Standard">3.1.2 Sì, la pagina ha un pulsante “Pagina precedente “</text:p>
      <text:p text:style-name="Standard">3.1.3 Sì, la pagina ha un pulsante “Home”</text:p>
      <text:p text:style-name="Standard">3.1.4. Sì , questi pulsanti funzionano correttamente anche all’interno di pagine che fanno uso di<text:s/><text:tab/>frame</text:p>
      <text:p text:style-name="Standard">3.1.5. Non sono necessari</text:p>
      <text:p text:style-name="Standard">3.1.6. Si, per via dei pochi elementi grafici</text:p>
      <text:p text:style-name="Standard"/>
      <text:p text:style-name="Standard">3.2</text:p>
      <text:p text:style-name="Standard"/>
      <text:p text:style-name="Standard">3.2.1 Non sono presenti messaggi di errore</text:p>
      <text:soft-page-break/>
      <text:p text:style-name="Standard">3.2.2 Si</text:p>
      <text:p text:style-name="Standard">3.2.3 Si</text:p>
      <text:p text:style-name="Standard">3.2.4 Si</text:p>
      <text:p text:style-name="Standard">3.2.5 Non sono presenti tasti a scelta rapida</text:p>
      <text:p text:style-name="Standard"/>
      <text:p text:style-name="Standard">3.3</text:p>
      <text:p text:style-name="Standard"/>
      <text:p text:style-name="Standard">3.3.1 Si, sono usati in maniera corretta</text:p>
      <text:p text:style-name="Standard">3.3.2 Si, molto facilmente</text:p>
      <text:p text:style-name="Standard">3.3.3 No</text:p>
      <text:p text:style-name="Standard">3.3.4<text:s/>Non sono presenti frames</text:p>
      <text:p text:style-name="Standard"><text:tab/></text:p>
      <text:p text:style-name="Standard">4.1</text:p>
      <text:p text:style-name="Standard"/>
      <text:p text:style-name="Standard">4.1.1 Sì, il nomi dei link sono consistenti con la destinazione</text:p>
      <text:p text:style-name="Standard">4.1.2 Si, il titolo della pagina è consistente col contenuto</text:p>
      <text:p text:style-name="Standard"/>
      <text:p text:style-name="Standard">4.2</text:p>
      <text:p text:style-name="Standard"/>
      <text:p text:style-name="Standard">4.2.1 Il contenuto è valido e coerente con la trama del sito</text:p>
      <text:p text:style-name="Standard">4.2.2 La pagina è parzialmente<text:s/>credibile, per via della mancanza di riferimenti ad autori o<text:s/><text:tab/>amministratori del sito</text:p>
      <text:p text:style-name="Standard">4.2.3 Non ci sono fonti esterne</text:p>
      <text:p text:style-name="Standard"><text:tab/></text:p>
      <text:p text:style-name="Standard">4.3</text:p>
      <text:p text:style-name="Standard"/>
      <text:p text:style-name="Standard">4.3.1 Si, lo stile è mantenuto nella pagina e</text:p>
      <text:p text:style-name="Standard"><text:tab/>in tutta la navigazione nel sito</text:p>
      <text:p text:style-name="Standard">4.3.2 Si, il layout si mantiene consistente nelle<text:s/>varie interfacce del sito</text:p>
      <text:p text:style-name="Standard">4.3.3 Si, lo standard per i link è rispettato</text:p>
      <text:p text:style-name="Standard">4.3.4 Non apparentemente</text:p>
      <text:p text:style-name="Standard"/>
      <text:p text:style-name="Standard">5.1</text:p>
      <text:p text:style-name="Standard">5.1.1 Si, la navigazione è semplice e strutturalmente guidata</text:p>
      <text:p text:style-name="Standard">5.1.2 //Ignorare</text:p>
      <text:p text:style-name="Standard">5.1.3 //Ignorare</text:p>
      <text:p text:style-name="Standard">5.1.5 Parzialmente, sono presenti dei frames in cui sono<text:s/>mostrati i seguiti di un ricercatore</text:p>
      <text:p text:style-name="Standard"/>
      <text:p text:style-name="Standard">5.2</text:p>
      <text:p text:style-name="Standard">5.2.1 Si, sono prevenuti attraverso controlli</text:p>
      <text:p text:style-name="Standard">5.2.2 //Ignorare</text:p>
      <text:p text:style-name="Standard"/>
      <text:p text:style-name="Standard">6.1</text:p>
      <text:p text:style-name="Standard">6.1.1 No, i link non sono per niente opprimenti</text:p>
      <text:p text:style-name="Standard">6.1.2 No, non è presente quasi nessun tooltip</text:p>
      <text:p text:style-name="Standard"/>
      <text:p text:style-name="Standard">6.2</text:p>
      <text:p text:style-name="Standard">6.2.1 Si, i link sono sufficientemente descrittivi</text:p>
      <text:p text:style-name="Standard">6.2.2 //Ignorare</text:p>
      <text:p text:style-name="Standard">6.2.3 //Ignorare</text:p>
      <text:p text:style-name="Standard"/>
      <text:p text:style-name="Standard"/>
      <text:soft-page-break/>
      <text:p text:style-name="Standard">7.1</text:p>
      <text:p text:style-name="Standard">7.1.1 Si, nessun problema rilevato</text:p>
      <text:p text:style-name="Standard">7.1.2 Si, è fornito un meccanismo di ricerca che copre parzialmente lo spettro di contenuti<text:s/><text:tab/>ricercabili</text:p>
      <text:p text:style-name="Standard">7.2</text:p>
      <text:p text:style-name="Standard">7.2.1 Si, è possibile andare in profondità a seconda della volontà</text:p>
      <text:p text:style-name="Standard">7.2.2 //Ignorare</text:p>
      <text:p text:style-name="Standard"/>
      <text:p text:style-name="Standard">8.1</text:p>
      <text:p text:style-name="Standard">8.1.1 Si, i pulsanti sono raggruppati per funzionalità</text:p>
      <text:p text:style-name="Standard">8.1.2 Non sono presenti link/paragrafi/pulsanti di importanza minore</text:p>
      <text:p text:style-name="Standard">8.1.3 Si, sono evitati termini non informativi</text:p>
      <text:p text:style-name="Standard"/>
      <text:p text:style-name="Standard">8.2</text:p>
      <text:p text:style-name="Standard">8.2.1 Si, la struttura ed il contenuto minimale sono<text:s/>molto succinti e diretti</text:p>
      <text:p text:style-name="Standard">8.2.2 Non sono presenti dettagli</text:p>
      <text:p text:style-name="Standard">8.2.3//Ignorare</text:p>
      <text:p text:style-name="Standard">8.2.3 Dipende dal numero di gruppi ai quali l'utente è iscritto</text:p>
      <text:p text:style-name="Standard">8.2.5 L'unico paragrafo presente, contiene un'unica idea</text:p>
      <text:p text:style-name="Standard"/>
      <text:p text:style-name="Standard">8.3</text:p>
      <text:p text:style-name="Standard">8.3.1 Si, sono evitate immagini superflue</text:p>
      <text:p text:style-name="Standard">8.3.2 Si, sono<text:s/>evitati blinking e animazioni flash non necessarie</text:p>
      <text:p text:style-name="Standard"/>
      <text:p text:style-name="Standard">9.1</text:p>
      <text:p text:style-name="Standard">9.1.1 No, non ci sono pagine di errore e gli stessi, sono comunicati in maniera sbagliata o non comunicati</text:p>
      <text:p text:style-name="Standard"/>
      <text:p text:style-name="Standard">10.1</text:p>
      <text:p text:style-name="Standard">10.1.1 No, non sono presenti sezioni di help</text:p>
      <text:p text:style-name="Standard"/>
      <text:p text:style-name="Standard">La pagina appare abbastanza intuitiva a<text:s/>qualsiasi tipo di utente, tuttavia</text:p>
      <text:p text:style-name="Standard">potrebbero avere (inizialmente) difficoltà maggiori <text:s/>di usabilità coloro i quali hanno poca dimestichezza con i social network e i tipici concetti di (profilo, post , follower e<text:s/>followed).</text:p>
      <text:p text:style-name="Standard"/>
      <text:p text:style-name="Standard">-Non vi è la possibilità di<text:s/>modificare la dimensione dell'immagine del profilo [Livello 0: Non considerato come problema di usabilità]</text:p>
      <text:p text:style-name="Standard"/>
      <text:p text:style-name="Standard">-Non vi è la possibilità di non scegliere alcuna immagine del profilo, in quanto il sistema ne assegnerà sempre una di default se l'user non dovesse caricarne una manualmente [Livello 0: Non considerato come problema di usabilità]</text:p>
      <text:p text:style-name="Standard"/>
      <text:p text:style-name="Standard">-Sono mancanti informazioni su chi è l'autore del sito e chi lo amministra [Livello 3: Problema Rilevante]]</text:p>
      <text:p text:style-name="Standard"/>
      <text:p text:style-name="Standard">-Sono mancanti tooltip per aiutare l'utente nell'interazione<text:s/>[Livello 2: Problema Secondario]</text:p>
      <text:p text:style-name="Standard"/>
      <text:p text:style-name="Standard">-Non vi è la possibilità di modificare la dimensione dei caratteri [Livello 0: Non considerato come problema di usabilità]</text:p>
      <text:p text:style-name="Standard"/>
      <text:p text:style-name="Standard">-Sono mancanti feedback di eventuali errori e pagine di help per l'utente [Livello 4 : Catastrofe di<text:s/>usabilità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ick</dc:creator>
    <meta:creation-date>2018-02-10T19:50:00Z</meta:creation-date>
    <dc:date>2018-02-12T19:37:00Z</dc:date>
    <meta:template xlink:href="Normal.dotm" xlink:type="simple"/>
    <meta:editing-cycles>7</meta:editing-cycles>
    <meta:editing-duration>PT1560S</meta:editing-duration>
    <meta:document-statistic meta:page-count="3" meta:paragraph-count="9" meta:word-count="713" meta:character-count="4771" meta:row-count="33" meta:non-whitespace-character-count="4067"/>
  </office:meta>
</office:document-meta>
</file>